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 svg:font-family="Aria"/>
    <style:font-face style:name="Aria1" svg:font-family="Aria" style:font-family-generic="roman"/>
    <style:font-face style:name="Arial" svg:font-family="Arial" style:font-family-generic="roman"/>
    <style:font-face style:name="DejaVu Sans" svg:font-family="'DejaVu Sans'"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style:font-name="Droid Sans Fallback" fo:font-size="10pt" fo:font-style="normal" fo:text-shadow="none" style:text-underline-style="none" fo:font-weight="normal" style:font-size-asian="10pt" style:font-style-asian="normal" style:font-weight-asian="normal" style:font-size-complex="10pt" style:text-emphasize="none"/>
    </style:style>
    <style:style style:name="T3" style:family="text">
      <style:text-properties fo:color="#000000" style:text-outline="false" style:text-line-through-style="none" style:text-line-through-type="none" style:font-name="Droid Sans Fallback" fo:font-style="normal" fo:text-shadow="none" style:text-underline-style="none" fo:font-weight="normal" style:font-style-asian="normal" style:font-weight-asian="normal" style:text-emphasize="none"/>
    </style:style>
    <style:style style:name="T4"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5"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text-emphasize="none"/>
    </style:style>
    <style:style style:name="T6" style:family="text">
      <style:text-properties fo:color="#00000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7" style:family="text">
      <style:text-properties fo:color="#000000" style:text-outline="false" style:text-line-through-style="none" style:text-line-through-type="none" style:font-name="Aria1" fo:font-size="10pt" fo:font-style="normal" fo:text-shadow="none" style:text-underline-style="none" fo:font-weight="normal" style:letter-kerning="true" style:font-size-asian="10pt" style:font-style-asian="normal" style:font-weight-asian="normal" style:text-emphasize="none"/>
    </style:style>
    <style:style style:name="T8" style:family="text">
      <style:text-properties fo:color="#000000" style:text-outline="false" style:text-line-through-style="none" style:text-line-through-type="none" style:font-name="DejaVu Sans" fo:font-size="10pt" fo:font-style="normal" fo:text-shadow="none" style:text-underline-style="none" fo:font-weight="normal" style:letter-kerning="true" style:font-size-asian="10pt" style:font-style-asian="normal" style:font-weight-asian="normal" style:text-emphasize="none"/>
    </style:style>
    <style:style style:name="T9" style:family="text">
      <style:text-properties officeooo:rsid="000d6697"/>
    </style:style>
    <style:style style:name="T10" style:family="text">
      <style:text-properties fo:language="ja" fo:country="JP"/>
    </style:style>
    <style:style style:name="T11" style:family="text">
      <style:text-properties style:language-asian="ja" style:country-asian="JP"/>
    </style:style>
    <style:style style:name="T12" style:family="text">
      <style:text-properties fo:language="tl" fo:country="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Ito ay 1 Pagsusulit Ilagda teksto para sa Lenggwahe mabilisang marka. [[[ comment here ]]] {1} higit pang mga teksto sa loob ng 2 mga grupo ng teksto Pagsusulit {/1}</text:span><text:bookmark text:name="result_box"/><text:span text:style-name="T4"> </text:span><text:span text:style-name="T12">Naniniwala ako na para sa kanyang pagtakas niya sinamantala ang migration ng isang kawan ng mga ligaw na ibon. Noong umaga ng kanyang pag-alis niya ang kaniyang mga planeta sa perpektong order. Siya ay maingat na nalinis ang kanyang mga aktibong bulkan. Siya ang nagmamay ari ng dalawang aktibong bulkan; at sila ay napaka-maginhawa para sa pag-init ng kanyang almusal sa umaga. Siya ay din isa bulkan na noon ay wala na. Subalit, bilang siya sinabi, "Isang hindi alam!" Kaya siya nalinis ang patay na bulkan, masyadong. Kung sila ay well nalinis out, bulkan magsunog ng dahan-dahan at steadily, nang walang anumang mga bulkan. Pagsabog ng bulkan ay tulad ng apoy sa isang chimney.The maliit na prinsipe din pulled up, na may isang tiyak na kahulugan ng kawalang-sigla, ang huling maliit na shoots ng baobabs. Siya ay naniniwala na hindi siya ay nais na bumalik. Ngunit sa huling umaga sa lahat ng mga pamilyar na mga gawain tila masyadong mahalaga sa kanya. At kapag siya ay pinainom ang bulaklak sa huling pagkakataon, at handa upang ilagay ang kanyang sa ilalim ng silungan ng kanyang glass globe, siya natanto na siya ay tunay tunay na malapit sa magkano ang luh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 svg:font-family="Aria"/>
    <style:font-face style:name="Aria1" svg:font-family="Aria" style:font-family-generic="roman"/>
    <style:font-face style:name="Arial" svg:font-family="Arial" style:font-family-generic="roman"/>
    <style:font-face style:name="DejaVu Sans" svg:font-family="'DejaVu Sans'"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2:52:17.397644446</meta:creation-date>
    <dc:date>2017-06-02T08:22:27.606554160</dc:date>
    <meta:editing-duration>P0D</meta:editing-duration>
    <meta:editing-cycles>2</meta:editing-cycles>
    <meta:generator>LibreOffice/4.2.8.2$Linux_X86_64 LibreOffice_project/420m0$Build-2</meta:generator>
    <meta:document-statistic meta:table-count="0" meta:image-count="0" meta:object-count="0" meta:page-count="1" meta:paragraph-count="1" meta:word-count="229" meta:character-count="1334" meta:non-whitespace-character-count="1106"/>
  </office:meta>
</office:document-meta>
</file>